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ilné" style:family="text">
      <style:text-properties fo:font-weight="normal" style:font-weight-asian="normal"/>
    </style:style>
    <style:style style:name="P20" style:parent-style-name="Základnítext" style:family="paragraph"/>
    <style:style style:name="P21" style:parent-style-name="Základnítext" style:family="paragraph">
      <style:text-properties fo:background-color="#FFFF00"/>
    </style:style>
    <style:style style:name="P22" style:parent-style-name="Základnítext" style:family="paragraph">
      <style:text-properties fo:background-color="#FFFF00"/>
    </style:style>
    <style:style style:name="T23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3/2019<text:bookmark-end text:name="Text14"/></text:p>
            <text:p text:style-name="Normální">KVOP-6928/2019<text:bookmark-end text:name="Text2"/></text:p>
            <text:p text:style-name="Normální"><text:bookmark-start text:name="Text6"/>11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M.</text:p>
            <text:p text:style-name="Normální"/>
            <text:p text:style-name="P17">e-mail:<text:s/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.,</text:p>
      <text:p text:style-name="Základnítext">dne 4. 2. 2019 byla do Kanceláře veřejného ochránce práv doručena Vaše žádost podle zákona č. 106/1999 Sb., o svobodném přístupu k informacím, ve znění pozdějších předpisů, kterou žádáte<text:s/>o poskytnutí<text:s/>sdělení ze dne 29. 2. 2016,<text:s/>sp.<text:s/>zn.<text:s/>998/2016/VOP.</text:p>
      <text:p text:style-name="Základnítext">Ve smyslu zákona o svobodném přístupu k informacím<text:span text:style-name="T18">,<text:s/></text:span><text:span text:style-name="T19">se, po nezbytné anonymizaci v rozsahu jména, bydliště stěžovatele a identifikačních údajů ke stavbě a pozemkům,</text:span><text:span text:style-name="Silné"><text:s/></text:span><text:span text:style-name="Silné">poskytují níže uvedené informace</text:span>:</text:p>
      <text:list text:style-name="LFO11" text:continue-numbering="true">
        <text:list-item>
          <text:p text:style-name="P20">sdělení ze dne 29. 2. 2016, sp. zn. 998/2016/VOP.</text:p>
        </text:list-item>
      </text:list>
      <text:p text:style-name="Základnítext">S pozdravem</text:p>
      <text:p text:style-name="P21"/>
      <text:p text:style-name="P22"/>
      <text:p text:style-name="podpis">Mgr. Petra Zdražilová v. r.</text:p>
      <text:p text:style-name="podpis">ředitelka právní sekce</text:p>
      <text:p text:style-name="podpis">(dopis je opatřen elektronickým podpisem)</text:p>
      <text:p text:style-name="Základnítext"/>
      <text:p text:style-name="Základnítext"/>
      <text:p text:style-name="Základnítext"><text:span text:style-name="T23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7TWK*</text:span>*KVOPX0097TWK*</text:p>
        <text:p text:style-name="P12"><text:span text:style-name="T13">KVOPX0097TWK</text:span>KVOPX0097TW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8T08:49:00Z</meta:creation-date>
    <dc:date>2019-03-18T08:49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30" meta:character-count="901" meta:row-count="6" meta:non-whitespace-character-count="772"/>
  </office:meta>
</office:document-meta>
</file>